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9.28mm" svg:height="186.52mm" svg:x="2.95mm" svg:y="104.33mm">
            <loext:p draw:notify-on-update-of-ranges="Sheet1.A1:Sheet1.A1 Sheet1.A2:Sheet1.A22 Sheet1.B1:Sheet1.B1 Sheet1.B2:Sheet1.B22 Sheet1.A1:Sheet1.A1 Sheet1.A2:Sheet1.A22 Sheet1.C1:Sheet1.C1 Sheet1.C2:Sheet1.C22 Sheet1.A1:Sheet1.A1 Sheet1.A2:Sheet1.A22 Sheet1.D1:Sheet1.D1 Sheet1.D2:Sheet1.D22 Sheet1.A1:Sheet1.A1 Sheet1.A2:Sheet1.A22 Sheet1.E1:Sheet1.E1 Sheet1.E2:Sheet1.E22 Sheet1.A1:Sheet1.A1 Sheet1.A2:Sheet1.A22 Sheet1.F1:Sheet1.F1 Sheet1.F2:Sheet1.F22 Sheet1.A1:Sheet1.A1 Sheet1.A2:Sheet1.A22 Sheet1.G1:Sheet1.G1 Sheet1.G2:Sheet1.G22 Sheet1.A1:Sheet1.A1 Sheet1.A2:Sheet1.A22 Sheet1.H1:Sheet1.H1 Sheet1.H2:Sheet1.H22 Sheet1.A1:Sheet1.A1 Sheet1.A2:Sheet1.A22 Sheet1.I1:Sheet1.I1 Sheet1.I2:Sheet1.I22 Sheet1.A1:Sheet1.A1 Sheet1.A2:Sheet1.A22 Sheet1.J1:Sheet1.J1 Sheet1.J2:Sheet1.J22 Sheet1.A1:Sheet1.A1 Sheet1.A2:Sheet1.A22 Sheet1.K1:Sheet1.K1 Sheet1.K2:Sheet1.K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vector sort_move</text:p>
          </table:table-cell>
          <table:table-cell office:value-type="string" calcext:value-type="string">
            <text:p>vector sort_assign</text:p>
          </table:table-cell>
          <table:table-cell office:value-type="string" calcext:value-type="string">
            <text:p>vector sort_std</text:p>
          </table:table-cell>
          <table:table-cell office:value-type="string" calcext:value-type="string">
            <text:p>list sort_move</text:p>
          </table:table-cell>
          <table:table-cell office:value-type="string" calcext:value-type="string">
            <text:p>list sort_assign</text:p>
          </table:table-cell>
          <table:table-cell office:value-type="string" calcext:value-type="string">
            <text:p>vector flto sort_move</text:p>
          </table:table-cell>
          <table:table-cell office:value-type="string" calcext:value-type="string">
            <text:p>vector flto sort_assign</text:p>
          </table:table-cell>
          <table:table-cell office:value-type="string" calcext:value-type="string">
            <text:p>vector flto sort_std</text:p>
          </table:table-cell>
          <table:table-cell office:value-type="string" calcext:value-type="string">
            <text:p>list flto sort_move</text:p>
          </table:table-cell>
          <table:table-cell office:value-type="string" calcext:value-type="string">
            <text:p>list flto sort_assig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765333" calcext:value-type="float">
            <text:p>7.65E-05</text:p>
          </table:table-cell>
          <table:table-cell office:value-type="float" office:value="0.000171333" calcext:value-type="float">
            <text:p>0.000171333</text:p>
          </table:table-cell>
          <table:table-cell table:style-name="ce1" office:value-type="float" office:value="0.0000136333" calcext:value-type="float">
            <text:p>1.36E-05</text:p>
          </table:table-cell>
          <table:table-cell table:style-name="ce1" office:value-type="float" office:value="0.0000585333" calcext:value-type="float">
            <text:p>5.85E-05</text:p>
          </table:table-cell>
          <table:table-cell office:value-type="float" office:value="0.000107967" calcext:value-type="float">
            <text:p>0.000107967</text:p>
          </table:table-cell>
          <table:table-cell table:style-name="ce1" office:value-type="float" office:value="0.0000608" calcext:value-type="float">
            <text:p>6.08E-05</text:p>
          </table:table-cell>
          <table:table-cell office:value-type="float" office:value="0.0001209" calcext:value-type="float">
            <text:p>0.0001209</text:p>
          </table:table-cell>
          <table:table-cell table:style-name="ce1" office:value-type="float" office:value="0.0000112333" calcext:value-type="float">
            <text:p>1.12E-05</text:p>
          </table:table-cell>
          <table:table-cell table:style-name="ce1" office:value-type="float" office:value="0.0000547333" calcext:value-type="float">
            <text:p>5.47E-05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4279" calcext:value-type="float">
            <text:p>0.0004279</text:p>
          </table:table-cell>
          <table:table-cell office:value-type="float" office:value="0.000512767" calcext:value-type="float">
            <text:p>0.000512767</text:p>
          </table:table-cell>
          <table:table-cell table:style-name="ce1" office:value-type="float" office:value="0.0000259667" calcext:value-type="float">
            <text:p>2.60E-05</text:p>
          </table:table-cell>
          <table:table-cell office:value-type="float" office:value="0.000220567" calcext:value-type="float">
            <text:p>0.000220567</text:p>
          </table:table-cell>
          <table:table-cell office:value-type="float" office:value="0.0004205" calcext:value-type="float">
            <text:p>0.0004205</text:p>
          </table:table-cell>
          <table:table-cell office:value-type="float" office:value="0.000225867" calcext:value-type="float">
            <text:p>0.000225867</text:p>
          </table:table-cell>
          <table:table-cell office:value-type="float" office:value="0.0005066" calcext:value-type="float">
            <text:p>0.0005066</text:p>
          </table:table-cell>
          <table:table-cell table:style-name="ce1" office:value-type="float" office:value="0.0000243" calcext:value-type="float">
            <text:p>2.43E-05</text:p>
          </table:table-cell>
          <table:table-cell office:value-type="float" office:value="0.000216733" calcext:value-type="float">
            <text:p>0.000216733</text:p>
          </table:table-cell>
          <table:table-cell office:value-type="float" office:value="0.0004277" calcext:value-type="float">
            <text:p>0.00042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6017" calcext:value-type="float">
            <text:p>0.0006017</text:p>
          </table:table-cell>
          <table:table-cell office:value-type="float" office:value="0.000999833" calcext:value-type="float">
            <text:p>0.000999833</text:p>
          </table:table-cell>
          <table:table-cell table:style-name="ce1" office:value-type="float" office:value="0.0000502333" calcext:value-type="float">
            <text:p>5.02E-05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952733" calcext:value-type="float">
            <text:p>0.000952733</text:p>
          </table:table-cell>
          <table:table-cell office:value-type="float" office:value="0.000541267" calcext:value-type="float">
            <text:p>0.000541267</text:p>
          </table:table-cell>
          <table:table-cell office:value-type="float" office:value="0.0009993" calcext:value-type="float">
            <text:p>0.0009993</text:p>
          </table:table-cell>
          <table:table-cell table:style-name="ce1" office:value-type="float" office:value="0.0000401" calcext:value-type="float">
            <text:p>4.01E-05</text:p>
          </table:table-cell>
          <table:table-cell office:value-type="float" office:value="0.000489167" calcext:value-type="float">
            <text:p>0.000489167</text:p>
          </table:table-cell>
          <table:table-cell office:value-type="float" office:value="0.0009297" calcext:value-type="float">
            <text:p>0.0009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0.00105733" calcext:value-type="float">
            <text:p>1.06E-03</text:p>
          </table:table-cell>
          <table:table-cell office:value-type="float" office:value="0.0017294" calcext:value-type="float">
            <text:p>0.0017294</text:p>
          </table:table-cell>
          <table:table-cell table:style-name="ce1" office:value-type="float" office:value="0.0000603667" calcext:value-type="float">
            <text:p>6.04E-05</text:p>
          </table:table-cell>
          <table:table-cell office:value-type="float" office:value="0.000899667" calcext:value-type="float">
            <text:p>0.000899667</text:p>
          </table:table-cell>
          <table:table-cell office:value-type="float" office:value="0.0017209" calcext:value-type="float">
            <text:p>0.0017209</text:p>
          </table:table-cell>
          <table:table-cell office:value-type="float" office:value="0.000902833" calcext:value-type="float">
            <text:p>0.000902833</text:p>
          </table:table-cell>
          <table:table-cell office:value-type="float" office:value="0.0017653" calcext:value-type="float">
            <text:p>0.0017653</text:p>
          </table:table-cell>
          <table:table-cell table:style-name="ce1" office:value-type="float" office:value="0.0000570667" calcext:value-type="float">
            <text:p>5.71E-05</text:p>
          </table:table-cell>
          <table:table-cell office:value-type="float" office:value="0.0008635" calcext:value-type="float">
            <text:p>0.0008635</text:p>
          </table:table-cell>
          <table:table-cell office:value-type="float" office:value="0.001712" calcext:value-type="float">
            <text:p>0.0017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89297" calcext:value-type="float">
            <text:p>0.00189297</text:p>
          </table:table-cell>
          <table:table-cell office:value-type="float" office:value="0.00419737" calcext:value-type="float">
            <text:p>0.00419737</text:p>
          </table:table-cell>
          <table:table-cell table:style-name="ce1" office:value-type="float" office:value="0.0000724667" calcext:value-type="float">
            <text:p>7.25E-05</text:p>
          </table:table-cell>
          <table:table-cell office:value-type="float" office:value="0.0013735" calcext:value-type="float">
            <text:p>0.0013735</text:p>
          </table:table-cell>
          <table:table-cell office:value-type="float" office:value="0.00261887" calcext:value-type="float">
            <text:p>0.00261887</text:p>
          </table:table-cell>
          <table:table-cell office:value-type="float" office:value="0.0013637" calcext:value-type="float">
            <text:p>0.0013637</text:p>
          </table:table-cell>
          <table:table-cell office:value-type="float" office:value="0.00277353" calcext:value-type="float">
            <text:p>0.00277353</text:p>
          </table:table-cell>
          <table:table-cell table:style-name="ce1" office:value-type="float" office:value="0.0000723" calcext:value-type="float">
            <text:p>7.23E-05</text:p>
          </table:table-cell>
          <table:table-cell office:value-type="float" office:value="0.00162447" calcext:value-type="float">
            <text:p>0.00162447</text:p>
          </table:table-cell>
          <table:table-cell office:value-type="float" office:value="0.0025749" calcext:value-type="float">
            <text:p>0.0025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74603" calcext:value-type="float">
            <text:p>0.00574603</text:p>
          </table:table-cell>
          <table:table-cell office:value-type="float" office:value="0.0114866" calcext:value-type="float">
            <text:p>0.0114866</text:p>
          </table:table-cell>
          <table:table-cell office:value-type="float" office:value="0.000162267" calcext:value-type="float">
            <text:p>0.000162267</text:p>
          </table:table-cell>
          <table:table-cell office:value-type="float" office:value="0.0058049" calcext:value-type="float">
            <text:p>0.0058049</text:p>
          </table:table-cell>
          <table:table-cell office:value-type="float" office:value="0.0105064" calcext:value-type="float">
            <text:p>0.0105064</text:p>
          </table:table-cell>
          <table:table-cell office:value-type="float" office:value="0.00547437" calcext:value-type="float">
            <text:p>0.00547437</text:p>
          </table:table-cell>
          <table:table-cell office:value-type="float" office:value="0.0109932" calcext:value-type="float">
            <text:p>0.0109932</text:p>
          </table:table-cell>
          <table:table-cell office:value-type="float" office:value="0.000178433" calcext:value-type="float">
            <text:p>0.000178433</text:p>
          </table:table-cell>
          <table:table-cell office:value-type="float" office:value="0.0053506" calcext:value-type="float">
            <text:p>0.0053506</text:p>
          </table:table-cell>
          <table:table-cell office:value-type="float" office:value="0.0105724" calcext:value-type="float">
            <text:p>0.01057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31317" calcext:value-type="float">
            <text:p>0.0231317</text:p>
          </table:table-cell>
          <table:table-cell office:value-type="float" office:value="0.0472424" calcext:value-type="float">
            <text:p>0.0472424</text:p>
          </table:table-cell>
          <table:table-cell office:value-type="float" office:value="0.0004104" calcext:value-type="float">
            <text:p>0.0004104</text:p>
          </table:table-cell>
          <table:table-cell office:value-type="float" office:value="0.0253403" calcext:value-type="float">
            <text:p>0.025340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229313" calcext:value-type="float">
            <text:p>0.0229313</text:p>
          </table:table-cell>
          <table:table-cell office:value-type="float" office:value="0.0450437" calcext:value-type="float">
            <text:p>0.0450437</text:p>
          </table:table-cell>
          <table:table-cell office:value-type="float" office:value="0.00177883" calcext:value-type="float">
            <text:p>0.00177883</text:p>
          </table:table-cell>
          <table:table-cell office:value-type="float" office:value="0.0221246" calcext:value-type="float">
            <text:p>0.0221246</text:p>
          </table:table-cell>
          <table:table-cell office:value-type="float" office:value="0.0469616" calcext:value-type="float">
            <text:p>0.04696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555276" calcext:value-type="float">
            <text:p>0.0555276</text:p>
          </table:table-cell>
          <table:table-cell office:value-type="float" office:value="0.110332" calcext:value-type="float">
            <text:p>0.110332</text:p>
          </table:table-cell>
          <table:table-cell office:value-type="float" office:value="0.0005786" calcext:value-type="float">
            <text:p>0.0005786</text:p>
          </table:table-cell>
          <table:table-cell office:value-type="float" office:value="0.0573735" calcext:value-type="float">
            <text:p>0.0573735</text:p>
          </table:table-cell>
          <table:table-cell office:value-type="float" office:value="0.0977387" calcext:value-type="float">
            <text:p>0.0977387</text:p>
          </table:table-cell>
          <table:table-cell office:value-type="float" office:value="0.0592835" calcext:value-type="float">
            <text:p>0.0592835</text:p>
          </table:table-cell>
          <table:table-cell office:value-type="float" office:value="0.108175" calcext:value-type="float">
            <text:p>0.108175</text:p>
          </table:table-cell>
          <table:table-cell office:value-type="float" office:value="0.0006557" calcext:value-type="float">
            <text:p>0.0006557</text:p>
          </table:table-cell>
          <table:table-cell office:value-type="float" office:value="0.0645388" calcext:value-type="float">
            <text:p>0.0645388</text:p>
          </table:table-cell>
          <table:table-cell office:value-type="float" office:value="0.103127" calcext:value-type="float">
            <text:p>0.10312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804208" calcext:value-type="float">
            <text:p>0.0804208</text:p>
          </table:table-cell>
          <table:table-cell office:value-type="float" office:value="0.158157" calcext:value-type="float">
            <text:p>0.158157</text:p>
          </table:table-cell>
          <table:table-cell office:value-type="float" office:value="0.0006863" calcext:value-type="float">
            <text:p>0.0006863</text:p>
          </table:table-cell>
          <table:table-cell office:value-type="float" office:value="0.082501" calcext:value-type="float">
            <text:p>0.082501</text:p>
          </table:table-cell>
          <table:table-cell office:value-type="float" office:value="0.135741" calcext:value-type="float">
            <text:p>0.135741</text:p>
          </table:table-cell>
          <table:table-cell office:value-type="float" office:value="0.0773529" calcext:value-type="float">
            <text:p>0.0773529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0.000878433" calcext:value-type="float">
            <text:p>0.000878433</text:p>
          </table:table-cell>
          <table:table-cell office:value-type="float" office:value="0.0767779" calcext:value-type="float">
            <text:p>0.0767779</text:p>
          </table:table-cell>
          <table:table-cell office:value-type="float" office:value="0.141554" calcext:value-type="float">
            <text:p>0.1415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09479" calcext:value-type="float">
            <text:p>0.109479</text:p>
          </table:table-cell>
          <table:table-cell office:value-type="float" office:value="0.206503" calcext:value-type="float">
            <text:p>0.206503</text:p>
          </table:table-cell>
          <table:table-cell office:value-type="float" office:value="0.00102103" calcext:value-type="float">
            <text:p>0.00102103</text:p>
          </table:table-cell>
          <table:table-cell office:value-type="float" office:value="0.108579" calcext:value-type="float">
            <text:p>0.108579</text:p>
          </table:table-cell>
          <table:table-cell office:value-type="float" office:value="0.178215" calcext:value-type="float">
            <text:p>0.178215</text:p>
          </table:table-cell>
          <table:table-cell office:value-type="float" office:value="0.113398" calcext:value-type="float">
            <text:p>0.113398</text:p>
          </table:table-cell>
          <table:table-cell office:value-type="float" office:value="0.199742" calcext:value-type="float">
            <text:p>0.199742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106044" calcext:value-type="float">
            <text:p>0.106044</text:p>
          </table:table-cell>
          <table:table-cell office:value-type="float" office:value="0.190523" calcext:value-type="float">
            <text:p>0.1905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75085" calcext:value-type="float">
            <text:p>0.175085</text:p>
          </table:table-cell>
          <table:table-cell office:value-type="float" office:value="0.334567" calcext:value-type="float">
            <text:p>0.334567</text:p>
          </table:table-cell>
          <table:table-cell office:value-type="float" office:value="0.00111353" calcext:value-type="float">
            <text:p>0.00111353</text:p>
          </table:table-cell>
          <table:table-cell office:value-type="float" office:value="0.177449" calcext:value-type="float">
            <text:p>0.177449</text:p>
          </table:table-cell>
          <table:table-cell office:value-type="float" office:value="0.292417" calcext:value-type="float">
            <text:p>0.292417</text:p>
          </table:table-cell>
          <table:table-cell office:value-type="float" office:value="0.197398" calcext:value-type="float">
            <text:p>0.197398</text:p>
          </table:table-cell>
          <table:table-cell office:value-type="float" office:value="0.321342" calcext:value-type="float">
            <text:p>0.321342</text:p>
          </table:table-cell>
          <table:table-cell office:value-type="float" office:value="0.00102517" calcext:value-type="float">
            <text:p>0.00102517</text:p>
          </table:table-cell>
          <table:table-cell office:value-type="float" office:value="0.181673" calcext:value-type="float">
            <text:p>0.181673</text:p>
          </table:table-cell>
          <table:table-cell office:value-type="float" office:value="0.304769" calcext:value-type="float">
            <text:p>0.30476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78762" calcext:value-type="float">
            <text:p>0.478762</text:p>
          </table:table-cell>
          <table:table-cell office:value-type="float" office:value="0.908895" calcext:value-type="float">
            <text:p>0.908895</text:p>
          </table:table-cell>
          <table:table-cell office:value-type="float" office:value="0.0022675" calcext:value-type="float">
            <text:p>0.0022675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862201" calcext:value-type="float">
            <text:p>0.862201</text:p>
          </table:table-cell>
          <table:table-cell office:value-type="float" office:value="0.0020551" calcext:value-type="float">
            <text:p>0.0020551</text:p>
          </table:table-cell>
          <table:table-cell office:value-type="float" office:value="0.474501" calcext:value-type="float">
            <text:p>0.474501</text:p>
          </table:table-cell>
          <table:table-cell office:value-type="float" office:value="0.79826" calcext:value-type="float">
            <text:p>0.798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8465" calcext:value-type="float">
            <text:p>0.78465</text:p>
          </table:table-cell>
          <table:table-cell office:value-type="float" office:value="1.4832" calcext:value-type="float">
            <text:p>1.4832</text:p>
          </table:table-cell>
          <table:table-cell office:value-type="float" office:value="0.00315627" calcext:value-type="float">
            <text:p>0.00315627</text:p>
          </table:table-cell>
          <table:table-cell office:value-type="float" office:value="0.783837" calcext:value-type="float">
            <text:p>0.783837</text:p>
          </table:table-cell>
          <table:table-cell office:value-type="float" office:value="1.20869" calcext:value-type="float">
            <text:p>1.20869</text:p>
          </table:table-cell>
          <table:table-cell office:value-type="float" office:value="0.758294" calcext:value-type="float">
            <text:p>0.758294</text:p>
          </table:table-cell>
          <table:table-cell office:value-type="float" office:value="1.37612" calcext:value-type="float">
            <text:p>1.37612</text:p>
          </table:table-cell>
          <table:table-cell office:value-type="float" office:value="0.0023687" calcext:value-type="float">
            <text:p>0.0023687</text:p>
          </table:table-cell>
          <table:table-cell office:value-type="float" office:value="0.748185" calcext:value-type="float">
            <text:p>0.748185</text:p>
          </table:table-cell>
          <table:table-cell office:value-type="float" office:value="1.29074" calcext:value-type="float">
            <text:p>1.2907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969472" calcext:value-type="float">
            <text:p>0.969472</text:p>
          </table:table-cell>
          <table:table-cell office:value-type="float" office:value="2.00835" calcext:value-type="float">
            <text:p>2.00835</text:p>
          </table:table-cell>
          <table:table-cell office:value-type="float" office:value="0.00326277" calcext:value-type="float">
            <text:p>0.00326277</text:p>
          </table:table-cell>
          <table:table-cell office:value-type="float" office:value="0.941732" calcext:value-type="float">
            <text:p>0.941732</text:p>
          </table:table-cell>
          <table:table-cell office:value-type="float" office:value="1.48394" calcext:value-type="float">
            <text:p>1.48394</text:p>
          </table:table-cell>
          <table:table-cell office:value-type="float" office:value="0.928535" calcext:value-type="float">
            <text:p>0.928535</text:p>
          </table:table-cell>
          <table:table-cell office:value-type="float" office:value="1.66658" calcext:value-type="float">
            <text:p>1.66658</text:p>
          </table:table-cell>
          <table:table-cell office:value-type="float" office:value="0.00286973" calcext:value-type="float">
            <text:p>0.00286973</text:p>
          </table:table-cell>
          <table:table-cell office:value-type="float" office:value="0.921595" calcext:value-type="float">
            <text:p>0.921595</text:p>
          </table:table-cell>
          <table:table-cell office:value-type="float" office:value="1.60436" calcext:value-type="float">
            <text:p>1.604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13356" calcext:value-type="float">
            <text:p>1.13356</text:p>
          </table:table-cell>
          <table:table-cell office:value-type="float" office:value="2.08963" calcext:value-type="float">
            <text:p>2.08963</text:p>
          </table:table-cell>
          <table:table-cell office:value-type="float" office:value="0.00280917" calcext:value-type="float">
            <text:p>0.00280917</text:p>
          </table:table-cell>
          <table:table-cell office:value-type="float" office:value="1.13283" calcext:value-type="float">
            <text:p>1.13283</text:p>
          </table:table-cell>
          <table:table-cell office:value-type="float" office:value="1.76232" calcext:value-type="float">
            <text:p>1.76232</text:p>
          </table:table-cell>
          <table:table-cell office:value-type="float" office:value="1.08837" calcext:value-type="float">
            <text:p>1.08837</text:p>
          </table:table-cell>
          <table:table-cell office:value-type="float" office:value="2.01923" calcext:value-type="float">
            <text:p>2.01923</text:p>
          </table:table-cell>
          <table:table-cell office:value-type="float" office:value="0.00313253" calcext:value-type="float">
            <text:p>0.00313253</text:p>
          </table:table-cell>
          <table:table-cell office:value-type="float" office:value="1.1106" calcext:value-type="float">
            <text:p>1.1106</text:p>
          </table:table-cell>
          <table:table-cell office:value-type="float" office:value="2.36756" calcext:value-type="float">
            <text:p>2.3675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36197" calcext:value-type="float">
            <text:p>1.36197</text:p>
          </table:table-cell>
          <table:table-cell office:value-type="float" office:value="2.59674" calcext:value-type="float">
            <text:p>2.59674</text:p>
          </table:table-cell>
          <table:table-cell office:value-type="float" office:value="0.00432447" calcext:value-type="float">
            <text:p>0.00432447</text:p>
          </table:table-cell>
          <table:table-cell office:value-type="float" office:value="1.38551" calcext:value-type="float">
            <text:p>1.38551</text:p>
          </table:table-cell>
          <table:table-cell office:value-type="float" office:value="2.11505" calcext:value-type="float">
            <text:p>2.11505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2.3758" calcext:value-type="float">
            <text:p>2.3758</text:p>
          </table:table-cell>
          <table:table-cell office:value-type="float" office:value="0.00332633" calcext:value-type="float">
            <text:p>0.00332633</text:p>
          </table:table-cell>
          <table:table-cell office:value-type="float" office:value="1.29857" calcext:value-type="float">
            <text:p>1.29857</text:p>
          </table:table-cell>
          <table:table-cell office:value-type="float" office:value="2.73288" calcext:value-type="float">
            <text:p>2.732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5261" calcext:value-type="float">
            <text:p>1.85261</text:p>
          </table:table-cell>
          <table:table-cell office:value-type="float" office:value="3.45944" calcext:value-type="float">
            <text:p>3.45944</text:p>
          </table:table-cell>
          <table:table-cell office:value-type="float" office:value="0.00407073" calcext:value-type="float">
            <text:p>0.00407073</text:p>
          </table:table-cell>
          <table:table-cell office:value-type="float" office:value="1.87866" calcext:value-type="float">
            <text:p>1.87866</text:p>
          </table:table-cell>
          <table:table-cell office:value-type="float" office:value="2.83539" calcext:value-type="float">
            <text:p>2.83539</text:p>
          </table:table-cell>
          <table:table-cell office:value-type="float" office:value="1.73346" calcext:value-type="float">
            <text:p>1.73346</text:p>
          </table:table-cell>
          <table:table-cell office:value-type="float" office:value="3.23989" calcext:value-type="float">
            <text:p>3.23989</text:p>
          </table:table-cell>
          <table:table-cell office:value-type="float" office:value="0.00405037" calcext:value-type="float">
            <text:p>0.00405037</text:p>
          </table:table-cell>
          <table:table-cell office:value-type="float" office:value="1.81922" calcext:value-type="float">
            <text:p>1.81922</text:p>
          </table:table-cell>
          <table:table-cell office:value-type="float" office:value="3.8347" calcext:value-type="float">
            <text:p>3.83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.80393" calcext:value-type="float">
            <text:p>2.80393</text:p>
          </table:table-cell>
          <table:table-cell office:value-type="float" office:value="5.14387" calcext:value-type="float">
            <text:p>5.14387</text:p>
          </table:table-cell>
          <table:table-cell office:value-type="float" office:value="0.00654583" calcext:value-type="float">
            <text:p>0.00654583</text:p>
          </table:table-cell>
          <table:table-cell office:value-type="float" office:value="3.73898" calcext:value-type="float">
            <text:p>3.73898</text:p>
          </table:table-cell>
          <table:table-cell office:value-type="float" office:value="4.67797" calcext:value-type="float">
            <text:p>4.67797</text:p>
          </table:table-cell>
          <table:table-cell office:value-type="float" office:value="2.60524" calcext:value-type="float">
            <text:p>2.60524</text:p>
          </table:table-cell>
          <table:table-cell office:value-type="float" office:value="4.94671" calcext:value-type="float">
            <text:p>4.94671</text:p>
          </table:table-cell>
          <table:table-cell office:value-type="float" office:value="0.0057551" calcext:value-type="float">
            <text:p>0.0057551</text:p>
          </table:table-cell>
          <table:table-cell office:value-type="float" office:value="2.96311" calcext:value-type="float">
            <text:p>2.96311</text:p>
          </table:table-cell>
          <table:table-cell office:value-type="float" office:value="5.72548" calcext:value-type="float">
            <text:p>5.725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4574" calcext:value-type="float">
            <text:p>3.54574</text:p>
          </table:table-cell>
          <table:table-cell office:value-type="float" office:value="7.01746" calcext:value-type="float">
            <text:p>7.01746</text:p>
          </table:table-cell>
          <table:table-cell office:value-type="float" office:value="0.00588743" calcext:value-type="float">
            <text:p>0.00588743</text:p>
          </table:table-cell>
          <table:table-cell office:value-type="float" office:value="4.34501" calcext:value-type="float">
            <text:p>4.34501</text:p>
          </table:table-cell>
          <table:table-cell office:value-type="float" office:value="6.09022" calcext:value-type="float">
            <text:p>6.09022</text:p>
          </table:table-cell>
          <table:table-cell office:value-type="float" office:value="3.43777" calcext:value-type="float">
            <text:p>3.43777</text:p>
          </table:table-cell>
          <table:table-cell office:value-type="float" office:value="6.43291" calcext:value-type="float">
            <text:p>6.43291</text:p>
          </table:table-cell>
          <table:table-cell office:value-type="float" office:value="0.00611497" calcext:value-type="float">
            <text:p>0.00611497</text:p>
          </table:table-cell>
          <table:table-cell office:value-type="float" office:value="4.19557" calcext:value-type="float">
            <text:p>4.19557</text:p>
          </table:table-cell>
          <table:table-cell office:value-type="float" office:value="7.31508" calcext:value-type="float">
            <text:p>7.3150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.92821" calcext:value-type="float">
            <text:p>4.92821</text:p>
          </table:table-cell>
          <table:table-cell office:value-type="float" office:value="8.74705" calcext:value-type="float">
            <text:p>8.74705</text:p>
          </table:table-cell>
          <table:table-cell office:value-type="float" office:value="0.00684547" calcext:value-type="float">
            <text:p>0.00684547</text:p>
          </table:table-cell>
          <table:table-cell office:value-type="float" office:value="5.07157" calcext:value-type="float">
            <text:p>5.07157</text:p>
          </table:table-cell>
          <table:table-cell office:value-type="float" office:value="8.11863" calcext:value-type="float">
            <text:p>8.11863</text:p>
          </table:table-cell>
          <table:table-cell office:value-type="float" office:value="4.66576" calcext:value-type="float">
            <text:p>4.66576</text:p>
          </table:table-cell>
          <table:table-cell office:value-type="float" office:value="8.26881" calcext:value-type="float">
            <text:p>8.26881</text:p>
          </table:table-cell>
          <table:table-cell office:value-type="float" office:value="0.0074458" calcext:value-type="float">
            <text:p>0.0074458</text:p>
          </table:table-cell>
          <table:table-cell office:value-type="float" office:value="5.71522" calcext:value-type="float">
            <text:p>5.71522</text:p>
          </table:table-cell>
          <table:table-cell office:value-type="float" office:value="9.43347" calcext:value-type="float">
            <text:p>9.4334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.09433" calcext:value-type="float">
            <text:p>8.09433</text:p>
          </table:table-cell>
          <table:table-cell office:value-type="float" office:value="15.1792" calcext:value-type="float">
            <text:p>15.1792</text:p>
          </table:table-cell>
          <table:table-cell office:value-type="float" office:value="0.00737263" calcext:value-type="float">
            <text:p>0.00737263</text:p>
          </table:table-cell>
          <table:table-cell office:value-type="float" office:value="6.98927" calcext:value-type="float">
            <text:p>6.98927</text:p>
          </table:table-cell>
          <table:table-cell office:value-type="float" office:value="13.7614" calcext:value-type="float">
            <text:p>13.7614</text:p>
          </table:table-cell>
          <table:table-cell office:value-type="float" office:value="6.79187" calcext:value-type="float">
            <text:p>6.79187</text:p>
          </table:table-cell>
          <table:table-cell office:value-type="float" office:value="13.297" calcext:value-type="float">
            <text:p>13.297</text:p>
          </table:table-cell>
          <table:table-cell office:value-type="float" office:value="0.00793027" calcext:value-type="float">
            <text:p>0.00793027</text:p>
          </table:table-cell>
          <table:table-cell office:value-type="float" office:value="8.94892" calcext:value-type="float">
            <text:p>8.94892</text:p>
          </table:table-cell>
          <table:table-cell office:value-type="float" office:value="12.9502" calcext:value-type="float">
            <text:p>12.9502</text:p>
          </table:table-cell>
        </table:table-row>
        <table:table-row table:style-name="ro1" table:number-rows-repeated="27">
          <table:table-cell table:number-columns-repeated="11"/>
        </table:table-row>
        <table:table-row table:style-name="ro1" table:number-rows-repeated="5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1:41:13.687000000</meta:creation-date>
    <dc:date>2017-04-21T03:11:45.764000000</dc:date>
    <meta:editing-duration>PT9M39S</meta:editing-duration>
    <meta:editing-cycles>1</meta:editing-cycles>
    <meta:generator>LibreOffice/5.1.1.3$Windows_X86_64 LibreOffice_project/89f508ef3ecebd2cfb8e1def0f0ba9a803b88a6d</meta:generator>
    <meta:document-statistic meta:table-count="1" meta:cell-count="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6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929cm" svg:height="18.653cm" xlink:href=".." xlink:type="simple" chart:class="chart:scatter" chart:style-name="ch1">
        <chart:legend chart:legend-position="end" svg:x="26.251cm" svg:y="6.786cm" style:legend-expansion="high" chart:style-name="ch2"/>
        <chart:plot-area chart:style-name="ch3" table:cell-range-address="Sheet1.A1:Sheet1.K22" chart:data-source-has-labels="row" svg:x="0.618cm" svg:y="0.373cm" svg:width="25.015cm" svg:height="17.907cm">
          <chartooo:coordinate-region svg:x="2.351cm" svg:y="0.572cm" svg:width="22.818cm" svg:height="17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series chart:style-name="ch8" chart:values-cell-range-address="Sheet1.C2:Sheet1.C22" chart:label-cell-address="Sheet1.C1:Sheet1.C1" chart:class="chart:scatter">
            <chart:data-point chart:repeated="21"/>
          </chart:series>
          <chart:series chart:style-name="ch9" chart:values-cell-range-address="Sheet1.D2:Sheet1.D22" chart:label-cell-address="Sheet1.D1:Sheet1.D1" chart:class="chart:scatter">
            <chart:data-point chart:repeated="21"/>
          </chart:series>
          <chart:series chart:style-name="ch10" chart:values-cell-range-address="Sheet1.E2:Sheet1.E22" chart:label-cell-address="Sheet1.E1:Sheet1.E1" chart:class="chart:scatter">
            <chart:data-point chart:repeated="21"/>
          </chart:series>
          <chart:series chart:style-name="ch11" chart:values-cell-range-address="Sheet1.F2:Sheet1.F22" chart:label-cell-address="Sheet1.F1:Sheet1.F1" chart:class="chart:scatter">
            <chart:data-point chart:repeated="21"/>
          </chart:series>
          <chart:series chart:style-name="ch12" chart:values-cell-range-address="Sheet1.G2:Sheet1.G22" chart:label-cell-address="Sheet1.G1:Sheet1.G1" chart:class="chart:scatter">
            <chart:data-point chart:repeated="21"/>
          </chart:series>
          <chart:series chart:style-name="ch13" chart:values-cell-range-address="Sheet1.H2:Sheet1.H22" chart:label-cell-address="Sheet1.H1:Sheet1.H1" chart:class="chart:scatter">
            <chart:data-point chart:repeated="21"/>
          </chart:series>
          <chart:series chart:style-name="ch14" chart:values-cell-range-address="Sheet1.I2:Sheet1.I22" chart:label-cell-address="Sheet1.I1:Sheet1.I1" chart:class="chart:scatter">
            <chart:data-point chart:repeated="21"/>
          </chart:series>
          <chart:series chart:style-name="ch15" chart:values-cell-range-address="Sheet1.J2:Sheet1.J22" chart:label-cell-address="Sheet1.J1:Sheet1.J1" chart:class="chart:scatter">
            <chart:data-point chart:repeated="21"/>
          </chart:series>
          <chart:series chart:style-name="ch16" chart:values-cell-range-address="Sheet1.K2:Sheet1.K22" chart:label-cell-address="Sheet1.K1:Sheet1.K1" chart:class="chart:scatter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tor sort_move</text:p>
                <draw:g>
                  <svg:desc>Sheet1.B1:Sheet1.B1</svg:desc>
                </draw:g>
              </table:table-cell>
              <table:table-cell office:value-type="string">
                <text:p>vector sort_assign</text:p>
                <draw:g>
                  <svg:desc>Sheet1.C1:Sheet1.C1</svg:desc>
                </draw:g>
              </table:table-cell>
              <table:table-cell office:value-type="string">
                <text:p>vector sort_std</text:p>
                <draw:g>
                  <svg:desc>Sheet1.D1:Sheet1.D1</svg:desc>
                </draw:g>
              </table:table-cell>
              <table:table-cell office:value-type="string">
                <text:p>list sort_move</text:p>
                <draw:g>
                  <svg:desc>Sheet1.E1:Sheet1.E1</svg:desc>
                </draw:g>
              </table:table-cell>
              <table:table-cell office:value-type="string">
                <text:p>list sort_assign</text:p>
                <draw:g>
                  <svg:desc>Sheet1.F1:Sheet1.F1</svg:desc>
                </draw:g>
              </table:table-cell>
              <table:table-cell office:value-type="string">
                <text:p>vector flto sort_move</text:p>
                <draw:g>
                  <svg:desc>Sheet1.G1:Sheet1.G1</svg:desc>
                </draw:g>
              </table:table-cell>
              <table:table-cell office:value-type="string">
                <text:p>vector flto sort_assign</text:p>
                <draw:g>
                  <svg:desc>Sheet1.H1:Sheet1.H1</svg:desc>
                </draw:g>
              </table:table-cell>
              <table:table-cell office:value-type="string">
                <text:p>vector flto sort_std</text:p>
                <draw:g>
                  <svg:desc>Sheet1.I1:Sheet1.I1</svg:desc>
                </draw:g>
              </table:table-cell>
              <table:table-cell office:value-type="string">
                <text:p>list flto sort_move</text:p>
                <draw:g>
                  <svg:desc>Sheet1.J1:Sheet1.J1</svg:desc>
                </draw:g>
              </table:table-cell>
              <table:table-cell office:value-type="string">
                <text:p>list flto sort_assig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2</svg:desc>
                </draw:g>
              </table:table-cell>
              <table:table-cell office:value-type="float" office:value="0.0000765333">
                <text:p>0.0000765333</text:p>
                <draw:g>
                  <svg:desc>Sheet1.B2:Sheet1.B22</svg:desc>
                </draw:g>
              </table:table-cell>
              <table:table-cell office:value-type="float" office:value="0.000171333">
                <text:p>0.000171333</text:p>
                <draw:g>
                  <svg:desc>Sheet1.C2:Sheet1.C22</svg:desc>
                </draw:g>
              </table:table-cell>
              <table:table-cell office:value-type="float" office:value="0.0000136333">
                <text:p>0.0000136333</text:p>
                <draw:g>
                  <svg:desc>Sheet1.D2:Sheet1.D22</svg:desc>
                </draw:g>
              </table:table-cell>
              <table:table-cell office:value-type="float" office:value="0.0000585333">
                <text:p>0.0000585333</text:p>
                <draw:g>
                  <svg:desc>Sheet1.E2:Sheet1.E22</svg:desc>
                </draw:g>
              </table:table-cell>
              <table:table-cell office:value-type="float" office:value="0.000107967">
                <text:p>0.000107967</text:p>
                <draw:g>
                  <svg:desc>Sheet1.F2:Sheet1.F22</svg:desc>
                </draw:g>
              </table:table-cell>
              <table:table-cell office:value-type="float" office:value="0.0000608">
                <text:p>0.0000608</text:p>
                <draw:g>
                  <svg:desc>Sheet1.G2:Sheet1.G22</svg:desc>
                </draw:g>
              </table:table-cell>
              <table:table-cell office:value-type="float" office:value="0.0001209">
                <text:p>0.0001209</text:p>
                <draw:g>
                  <svg:desc>Sheet1.H2:Sheet1.H22</svg:desc>
                </draw:g>
              </table:table-cell>
              <table:table-cell office:value-type="float" office:value="0.0000112333">
                <text:p>0.0000112333</text:p>
                <draw:g>
                  <svg:desc>Sheet1.I2:Sheet1.I22</svg:desc>
                </draw:g>
              </table:table-cell>
              <table:table-cell office:value-type="float" office:value="0.0000547333">
                <text:p>0.0000547333</text:p>
                <draw:g>
                  <svg:desc>Sheet1.J2:Sheet1.J22</svg:desc>
                </draw:g>
              </table:table-cell>
              <table:table-cell office:value-type="float" office:value="0.000106">
                <text:p>0.000106</text:p>
                <draw:g>
                  <svg:desc>Sheet1.K2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4279">
                <text:p>0.0004279</text:p>
              </table:table-cell>
              <table:table-cell office:value-type="float" office:value="0.000512767">
                <text:p>0.000512767</text:p>
              </table:table-cell>
              <table:table-cell office:value-type="float" office:value="0.0000259667">
                <text:p>0.0000259667</text:p>
              </table:table-cell>
              <table:table-cell office:value-type="float" office:value="0.000220567">
                <text:p>0.000220567</text:p>
              </table:table-cell>
              <table:table-cell office:value-type="float" office:value="0.0004205">
                <text:p>0.0004205</text:p>
              </table:table-cell>
              <table:table-cell office:value-type="float" office:value="0.000225867">
                <text:p>0.000225867</text:p>
              </table:table-cell>
              <table:table-cell office:value-type="float" office:value="0.0005066">
                <text:p>0.0005066</text:p>
              </table:table-cell>
              <table:table-cell office:value-type="float" office:value="0.0000243">
                <text:p>0.0000243</text:p>
              </table:table-cell>
              <table:table-cell office:value-type="float" office:value="0.000216733">
                <text:p>0.000216733</text:p>
              </table:table-cell>
              <table:table-cell office:value-type="float" office:value="0.0004277">
                <text:p>0.0004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6017">
                <text:p>0.0006017</text:p>
              </table:table-cell>
              <table:table-cell office:value-type="float" office:value="0.000999833">
                <text:p>0.000999833</text:p>
              </table:table-cell>
              <table:table-cell office:value-type="float" office:value="0.0000502333">
                <text:p>0.0000502333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952733">
                <text:p>0.000952733</text:p>
              </table:table-cell>
              <table:table-cell office:value-type="float" office:value="0.000541267">
                <text:p>0.000541267</text:p>
              </table:table-cell>
              <table:table-cell office:value-type="float" office:value="0.0009993">
                <text:p>0.0009993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489167">
                <text:p>0.000489167</text:p>
              </table:table-cell>
              <table:table-cell office:value-type="float" office:value="0.0009297">
                <text:p>0.000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105733">
                <text:p>0.00105733</text:p>
              </table:table-cell>
              <table:table-cell office:value-type="float" office:value="0.0017294">
                <text:p>0.0017294</text:p>
              </table:table-cell>
              <table:table-cell office:value-type="float" office:value="0.0000603667">
                <text:p>0.0000603667</text:p>
              </table:table-cell>
              <table:table-cell office:value-type="float" office:value="0.000899667">
                <text:p>0.000899667</text:p>
              </table:table-cell>
              <table:table-cell office:value-type="float" office:value="0.0017209">
                <text:p>0.0017209</text:p>
              </table:table-cell>
              <table:table-cell office:value-type="float" office:value="0.000902833">
                <text:p>0.000902833</text:p>
              </table:table-cell>
              <table:table-cell office:value-type="float" office:value="0.0017653">
                <text:p>0.0017653</text:p>
              </table:table-cell>
              <table:table-cell office:value-type="float" office:value="0.0000570667">
                <text:p>0.0000570667</text:p>
              </table:table-cell>
              <table:table-cell office:value-type="float" office:value="0.0008635">
                <text:p>0.0008635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89297">
                <text:p>0.00189297</text:p>
              </table:table-cell>
              <table:table-cell office:value-type="float" office:value="0.00419737">
                <text:p>0.00419737</text:p>
              </table:table-cell>
              <table:table-cell office:value-type="float" office:value="0.0000724667">
                <text:p>0.0000724667</text:p>
              </table:table-cell>
              <table:table-cell office:value-type="float" office:value="0.0013735">
                <text:p>0.0013735</text:p>
              </table:table-cell>
              <table:table-cell office:value-type="float" office:value="0.00261887">
                <text:p>0.00261887</text:p>
              </table:table-cell>
              <table:table-cell office:value-type="float" office:value="0.0013637">
                <text:p>0.0013637</text:p>
              </table:table-cell>
              <table:table-cell office:value-type="float" office:value="0.00277353">
                <text:p>0.00277353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162447">
                <text:p>0.00162447</text:p>
              </table:table-cell>
              <table:table-cell office:value-type="float" office:value="0.0025749">
                <text:p>0.0025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0574603">
                <text:p>0.00574603</text:p>
              </table:table-cell>
              <table:table-cell office:value-type="float" office:value="0.0114866">
                <text:p>0.0114866</text:p>
              </table:table-cell>
              <table:table-cell office:value-type="float" office:value="0.000162267">
                <text:p>0.000162267</text:p>
              </table:table-cell>
              <table:table-cell office:value-type="float" office:value="0.0058049">
                <text:p>0.0058049</text:p>
              </table:table-cell>
              <table:table-cell office:value-type="float" office:value="0.0105064">
                <text:p>0.0105064</text:p>
              </table:table-cell>
              <table:table-cell office:value-type="float" office:value="0.00547437">
                <text:p>0.00547437</text:p>
              </table:table-cell>
              <table:table-cell office:value-type="float" office:value="0.0109932">
                <text:p>0.0109932</text:p>
              </table:table-cell>
              <table:table-cell office:value-type="float" office:value="0.000178433">
                <text:p>0.000178433</text:p>
              </table:table-cell>
              <table:table-cell office:value-type="float" office:value="0.0053506">
                <text:p>0.0053506</text:p>
              </table:table-cell>
              <table:table-cell office:value-type="float" office:value="0.0105724">
                <text:p>0.0105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0231317">
                <text:p>0.0231317</text:p>
              </table:table-cell>
              <table:table-cell office:value-type="float" office:value="0.0472424">
                <text:p>0.0472424</text:p>
              </table:table-cell>
              <table:table-cell office:value-type="float" office:value="0.0004104">
                <text:p>0.0004104</text:p>
              </table:table-cell>
              <table:table-cell office:value-type="float" office:value="0.0253403">
                <text:p>0.0253403</text:p>
              </table:table-cell>
              <table:table-cell office:value-type="float" office:value="0.04211">
                <text:p>0.04211</text:p>
              </table:table-cell>
              <table:table-cell office:value-type="float" office:value="0.0229313">
                <text:p>0.0229313</text:p>
              </table:table-cell>
              <table:table-cell office:value-type="float" office:value="0.0450437">
                <text:p>0.0450437</text:p>
              </table:table-cell>
              <table:table-cell office:value-type="float" office:value="0.00177883">
                <text:p>0.00177883</text:p>
              </table:table-cell>
              <table:table-cell office:value-type="float" office:value="0.0221246">
                <text:p>0.0221246</text:p>
              </table:table-cell>
              <table:table-cell office:value-type="float" office:value="0.0469616">
                <text:p>0.0469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0.0555276">
                <text:p>0.0555276</text:p>
              </table:table-cell>
              <table:table-cell office:value-type="float" office:value="0.110332">
                <text:p>0.110332</text:p>
              </table:table-cell>
              <table:table-cell office:value-type="float" office:value="0.0005786">
                <text:p>0.0005786</text:p>
              </table:table-cell>
              <table:table-cell office:value-type="float" office:value="0.0573735">
                <text:p>0.0573735</text:p>
              </table:table-cell>
              <table:table-cell office:value-type="float" office:value="0.0977387">
                <text:p>0.0977387</text:p>
              </table:table-cell>
              <table:table-cell office:value-type="float" office:value="0.0592835">
                <text:p>0.0592835</text:p>
              </table:table-cell>
              <table:table-cell office:value-type="float" office:value="0.108175">
                <text:p>0.108175</text:p>
              </table:table-cell>
              <table:table-cell office:value-type="float" office:value="0.0006557">
                <text:p>0.0006557</text:p>
              </table:table-cell>
              <table:table-cell office:value-type="float" office:value="0.0645388">
                <text:p>0.0645388</text:p>
              </table:table-cell>
              <table:table-cell office:value-type="float" office:value="0.103127">
                <text:p>0.103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">
                <text:p>3500</text:p>
              </table:table-cell>
              <table:table-cell office:value-type="float" office:value="0.0804208">
                <text:p>0.0804208</text:p>
              </table:table-cell>
              <table:table-cell office:value-type="float" office:value="0.158157">
                <text:p>0.158157</text:p>
              </table:table-cell>
              <table:table-cell office:value-type="float" office:value="0.0006863">
                <text:p>0.0006863</text:p>
              </table:table-cell>
              <table:table-cell office:value-type="float" office:value="0.082501">
                <text:p>0.082501</text:p>
              </table:table-cell>
              <table:table-cell office:value-type="float" office:value="0.135741">
                <text:p>0.135741</text:p>
              </table:table-cell>
              <table:table-cell office:value-type="float" office:value="0.0773529">
                <text:p>0.0773529</text:p>
              </table:table-cell>
              <table:table-cell office:value-type="float" office:value="0.15209">
                <text:p>0.15209</text:p>
              </table:table-cell>
              <table:table-cell office:value-type="float" office:value="0.000878433">
                <text:p>0.000878433</text:p>
              </table:table-cell>
              <table:table-cell office:value-type="float" office:value="0.0767779">
                <text:p>0.0767779</text:p>
              </table:table-cell>
              <table:table-cell office:value-type="float" office:value="0.141554">
                <text:p>0.141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109479">
                <text:p>0.109479</text:p>
              </table:table-cell>
              <table:table-cell office:value-type="float" office:value="0.206503">
                <text:p>0.206503</text:p>
              </table:table-cell>
              <table:table-cell office:value-type="float" office:value="0.00102103">
                <text:p>0.00102103</text:p>
              </table:table-cell>
              <table:table-cell office:value-type="float" office:value="0.108579">
                <text:p>0.108579</text:p>
              </table:table-cell>
              <table:table-cell office:value-type="float" office:value="0.178215">
                <text:p>0.178215</text:p>
              </table:table-cell>
              <table:table-cell office:value-type="float" office:value="0.113398">
                <text:p>0.113398</text:p>
              </table:table-cell>
              <table:table-cell office:value-type="float" office:value="0.199742">
                <text:p>0.199742</text:p>
              </table:table-cell>
              <table:table-cell office:value-type="float" office:value="0.001302">
                <text:p>0.001302</text:p>
              </table:table-cell>
              <table:table-cell office:value-type="float" office:value="0.106044">
                <text:p>0.106044</text:p>
              </table:table-cell>
              <table:table-cell office:value-type="float" office:value="0.190523">
                <text:p>0.190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175085">
                <text:p>0.175085</text:p>
              </table:table-cell>
              <table:table-cell office:value-type="float" office:value="0.334567">
                <text:p>0.334567</text:p>
              </table:table-cell>
              <table:table-cell office:value-type="float" office:value="0.00111353">
                <text:p>0.00111353</text:p>
              </table:table-cell>
              <table:table-cell office:value-type="float" office:value="0.177449">
                <text:p>0.177449</text:p>
              </table:table-cell>
              <table:table-cell office:value-type="float" office:value="0.292417">
                <text:p>0.292417</text:p>
              </table:table-cell>
              <table:table-cell office:value-type="float" office:value="0.197398">
                <text:p>0.197398</text:p>
              </table:table-cell>
              <table:table-cell office:value-type="float" office:value="0.321342">
                <text:p>0.321342</text:p>
              </table:table-cell>
              <table:table-cell office:value-type="float" office:value="0.00102517">
                <text:p>0.00102517</text:p>
              </table:table-cell>
              <table:table-cell office:value-type="float" office:value="0.181673">
                <text:p>0.181673</text:p>
              </table:table-cell>
              <table:table-cell office:value-type="float" office:value="0.304769">
                <text:p>0.304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">
                <text:p>8000</text:p>
              </table:table-cell>
              <table:table-cell office:value-type="float" office:value="0.478762">
                <text:p>0.478762</text:p>
              </table:table-cell>
              <table:table-cell office:value-type="float" office:value="0.908895">
                <text:p>0.908895</text:p>
              </table:table-cell>
              <table:table-cell office:value-type="float" office:value="0.0022675">
                <text:p>0.0022675</text:p>
              </table:table-cell>
              <table:table-cell office:value-type="float" office:value="0.48397">
                <text:p>0.48397</text:p>
              </table:table-cell>
              <table:table-cell office:value-type="float" office:value="0.7634">
                <text:p>0.7634</text:p>
              </table:table-cell>
              <table:table-cell office:value-type="float" office:value="0.480691">
                <text:p>0.480691</text:p>
              </table:table-cell>
              <table:table-cell office:value-type="float" office:value="0.862201">
                <text:p>0.862201</text:p>
              </table:table-cell>
              <table:table-cell office:value-type="float" office:value="0.0020551">
                <text:p>0.0020551</text:p>
              </table:table-cell>
              <table:table-cell office:value-type="float" office:value="0.474501">
                <text:p>0.474501</text:p>
              </table:table-cell>
              <table:table-cell office:value-type="float" office:value="0.79826">
                <text:p>0.79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78465">
                <text:p>0.78465</text:p>
              </table:table-cell>
              <table:table-cell office:value-type="float" office:value="1.4832">
                <text:p>1.4832</text:p>
              </table:table-cell>
              <table:table-cell office:value-type="float" office:value="0.00315627">
                <text:p>0.00315627</text:p>
              </table:table-cell>
              <table:table-cell office:value-type="float" office:value="0.783837">
                <text:p>0.783837</text:p>
              </table:table-cell>
              <table:table-cell office:value-type="float" office:value="1.20869">
                <text:p>1.20869</text:p>
              </table:table-cell>
              <table:table-cell office:value-type="float" office:value="0.758294">
                <text:p>0.758294</text:p>
              </table:table-cell>
              <table:table-cell office:value-type="float" office:value="1.37612">
                <text:p>1.37612</text:p>
              </table:table-cell>
              <table:table-cell office:value-type="float" office:value="0.0023687">
                <text:p>0.0023687</text:p>
              </table:table-cell>
              <table:table-cell office:value-type="float" office:value="0.748185">
                <text:p>0.748185</text:p>
              </table:table-cell>
              <table:table-cell office:value-type="float" office:value="1.29074">
                <text:p>1.29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0">
                <text:p>11000</text:p>
              </table:table-cell>
              <table:table-cell office:value-type="float" office:value="0.969472">
                <text:p>0.969472</text:p>
              </table:table-cell>
              <table:table-cell office:value-type="float" office:value="2.00835">
                <text:p>2.00835</text:p>
              </table:table-cell>
              <table:table-cell office:value-type="float" office:value="0.00326277">
                <text:p>0.00326277</text:p>
              </table:table-cell>
              <table:table-cell office:value-type="float" office:value="0.941732">
                <text:p>0.941732</text:p>
              </table:table-cell>
              <table:table-cell office:value-type="float" office:value="1.48394">
                <text:p>1.48394</text:p>
              </table:table-cell>
              <table:table-cell office:value-type="float" office:value="0.928535">
                <text:p>0.928535</text:p>
              </table:table-cell>
              <table:table-cell office:value-type="float" office:value="1.66658">
                <text:p>1.66658</text:p>
              </table:table-cell>
              <table:table-cell office:value-type="float" office:value="0.00286973">
                <text:p>0.00286973</text:p>
              </table:table-cell>
              <table:table-cell office:value-type="float" office:value="0.921595">
                <text:p>0.921595</text:p>
              </table:table-cell>
              <table:table-cell office:value-type="float" office:value="1.60436">
                <text:p>1.60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1.13356">
                <text:p>1.13356</text:p>
              </table:table-cell>
              <table:table-cell office:value-type="float" office:value="2.08963">
                <text:p>2.08963</text:p>
              </table:table-cell>
              <table:table-cell office:value-type="float" office:value="0.00280917">
                <text:p>0.00280917</text:p>
              </table:table-cell>
              <table:table-cell office:value-type="float" office:value="1.13283">
                <text:p>1.13283</text:p>
              </table:table-cell>
              <table:table-cell office:value-type="float" office:value="1.76232">
                <text:p>1.76232</text:p>
              </table:table-cell>
              <table:table-cell office:value-type="float" office:value="1.08837">
                <text:p>1.08837</text:p>
              </table:table-cell>
              <table:table-cell office:value-type="float" office:value="2.01923">
                <text:p>2.01923</text:p>
              </table:table-cell>
              <table:table-cell office:value-type="float" office:value="0.00313253">
                <text:p>0.00313253</text:p>
              </table:table-cell>
              <table:table-cell office:value-type="float" office:value="1.1106">
                <text:p>1.1106</text:p>
              </table:table-cell>
              <table:table-cell office:value-type="float" office:value="2.36756">
                <text:p>2.36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  <table:table-cell office:value-type="float" office:value="1.36197">
                <text:p>1.36197</text:p>
              </table:table-cell>
              <table:table-cell office:value-type="float" office:value="2.59674">
                <text:p>2.59674</text:p>
              </table:table-cell>
              <table:table-cell office:value-type="float" office:value="0.00432447">
                <text:p>0.00432447</text:p>
              </table:table-cell>
              <table:table-cell office:value-type="float" office:value="1.38551">
                <text:p>1.38551</text:p>
              </table:table-cell>
              <table:table-cell office:value-type="float" office:value="2.11505">
                <text:p>2.11505</text:p>
              </table:table-cell>
              <table:table-cell office:value-type="float" office:value="1.28791">
                <text:p>1.28791</text:p>
              </table:table-cell>
              <table:table-cell office:value-type="float" office:value="2.3758">
                <text:p>2.3758</text:p>
              </table:table-cell>
              <table:table-cell office:value-type="float" office:value="0.00332633">
                <text:p>0.00332633</text:p>
              </table:table-cell>
              <table:table-cell office:value-type="float" office:value="1.29857">
                <text:p>1.29857</text:p>
              </table:table-cell>
              <table:table-cell office:value-type="float" office:value="2.73288">
                <text:p>2.73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">
                <text:p>15000</text:p>
              </table:table-cell>
              <table:table-cell office:value-type="float" office:value="1.85261">
                <text:p>1.85261</text:p>
              </table:table-cell>
              <table:table-cell office:value-type="float" office:value="3.45944">
                <text:p>3.45944</text:p>
              </table:table-cell>
              <table:table-cell office:value-type="float" office:value="0.00407073">
                <text:p>0.00407073</text:p>
              </table:table-cell>
              <table:table-cell office:value-type="float" office:value="1.87866">
                <text:p>1.87866</text:p>
              </table:table-cell>
              <table:table-cell office:value-type="float" office:value="2.83539">
                <text:p>2.83539</text:p>
              </table:table-cell>
              <table:table-cell office:value-type="float" office:value="1.73346">
                <text:p>1.73346</text:p>
              </table:table-cell>
              <table:table-cell office:value-type="float" office:value="3.23989">
                <text:p>3.23989</text:p>
              </table:table-cell>
              <table:table-cell office:value-type="float" office:value="0.00405037">
                <text:p>0.00405037</text:p>
              </table:table-cell>
              <table:table-cell office:value-type="float" office:value="1.81922">
                <text:p>1.81922</text:p>
              </table:table-cell>
              <table:table-cell office:value-type="float" office:value="3.8347">
                <text:p>3.8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2.80393">
                <text:p>2.80393</text:p>
              </table:table-cell>
              <table:table-cell office:value-type="float" office:value="5.14387">
                <text:p>5.14387</text:p>
              </table:table-cell>
              <table:table-cell office:value-type="float" office:value="0.00654583">
                <text:p>0.00654583</text:p>
              </table:table-cell>
              <table:table-cell office:value-type="float" office:value="3.73898">
                <text:p>3.73898</text:p>
              </table:table-cell>
              <table:table-cell office:value-type="float" office:value="4.67797">
                <text:p>4.67797</text:p>
              </table:table-cell>
              <table:table-cell office:value-type="float" office:value="2.60524">
                <text:p>2.60524</text:p>
              </table:table-cell>
              <table:table-cell office:value-type="float" office:value="4.94671">
                <text:p>4.94671</text:p>
              </table:table-cell>
              <table:table-cell office:value-type="float" office:value="0.0057551">
                <text:p>0.0057551</text:p>
              </table:table-cell>
              <table:table-cell office:value-type="float" office:value="2.96311">
                <text:p>2.96311</text:p>
              </table:table-cell>
              <table:table-cell office:value-type="float" office:value="5.72548">
                <text:p>5.72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3.54574">
                <text:p>3.54574</text:p>
              </table:table-cell>
              <table:table-cell office:value-type="float" office:value="7.01746">
                <text:p>7.01746</text:p>
              </table:table-cell>
              <table:table-cell office:value-type="float" office:value="0.00588743">
                <text:p>0.00588743</text:p>
              </table:table-cell>
              <table:table-cell office:value-type="float" office:value="4.34501">
                <text:p>4.34501</text:p>
              </table:table-cell>
              <table:table-cell office:value-type="float" office:value="6.09022">
                <text:p>6.09022</text:p>
              </table:table-cell>
              <table:table-cell office:value-type="float" office:value="3.43777">
                <text:p>3.43777</text:p>
              </table:table-cell>
              <table:table-cell office:value-type="float" office:value="6.43291">
                <text:p>6.43291</text:p>
              </table:table-cell>
              <table:table-cell office:value-type="float" office:value="0.00611497">
                <text:p>0.00611497</text:p>
              </table:table-cell>
              <table:table-cell office:value-type="float" office:value="4.19557">
                <text:p>4.19557</text:p>
              </table:table-cell>
              <table:table-cell office:value-type="float" office:value="7.31508">
                <text:p>7.31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0">
                <text:p>22000</text:p>
              </table:table-cell>
              <table:table-cell office:value-type="float" office:value="4.92821">
                <text:p>4.92821</text:p>
              </table:table-cell>
              <table:table-cell office:value-type="float" office:value="8.74705">
                <text:p>8.74705</text:p>
              </table:table-cell>
              <table:table-cell office:value-type="float" office:value="0.00684547">
                <text:p>0.00684547</text:p>
              </table:table-cell>
              <table:table-cell office:value-type="float" office:value="5.07157">
                <text:p>5.07157</text:p>
              </table:table-cell>
              <table:table-cell office:value-type="float" office:value="8.11863">
                <text:p>8.11863</text:p>
              </table:table-cell>
              <table:table-cell office:value-type="float" office:value="4.66576">
                <text:p>4.66576</text:p>
              </table:table-cell>
              <table:table-cell office:value-type="float" office:value="8.26881">
                <text:p>8.26881</text:p>
              </table:table-cell>
              <table:table-cell office:value-type="float" office:value="0.0074458">
                <text:p>0.0074458</text:p>
              </table:table-cell>
              <table:table-cell office:value-type="float" office:value="5.71522">
                <text:p>5.71522</text:p>
              </table:table-cell>
              <table:table-cell office:value-type="float" office:value="9.43347">
                <text:p>9.43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0">
                <text:p>25000</text:p>
              </table:table-cell>
              <table:table-cell office:value-type="float" office:value="8.09433">
                <text:p>8.09433</text:p>
              </table:table-cell>
              <table:table-cell office:value-type="float" office:value="15.1792">
                <text:p>15.1792</text:p>
              </table:table-cell>
              <table:table-cell office:value-type="float" office:value="0.00737263">
                <text:p>0.00737263</text:p>
              </table:table-cell>
              <table:table-cell office:value-type="float" office:value="6.98927">
                <text:p>6.98927</text:p>
              </table:table-cell>
              <table:table-cell office:value-type="float" office:value="13.7614">
                <text:p>13.7614</text:p>
              </table:table-cell>
              <table:table-cell office:value-type="float" office:value="6.79187">
                <text:p>6.79187</text:p>
              </table:table-cell>
              <table:table-cell office:value-type="float" office:value="13.297">
                <text:p>13.297</text:p>
              </table:table-cell>
              <table:table-cell office:value-type="float" office:value="0.00793027">
                <text:p>0.00793027</text:p>
              </table:table-cell>
              <table:table-cell office:value-type="float" office:value="8.94892">
                <text:p>8.94892</text:p>
              </table:table-cell>
              <table:table-cell office:value-type="float" office:value="12.9502">
                <text:p>12.9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